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5" style:family="graphic" style:parent-style-name="standard" style:list-style-name="L1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1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8" style:family="graphic" style:parent-style-name="standard" style:list-style-name="L1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9" style:family="graphic" style:parent-style-name="standard" style:list-style-name="L1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0" style:family="graphic" style:parent-style-name="standard" style:list-style-name="L1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1" style:family="graphic" style:parent-style-name="standard" style:list-style-name="L1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2" style:family="graphic" style:parent-style-name="standard" style:list-style-name="L1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3" style:family="graphic" style:parent-style-name="standard" style:list-style-name="L1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4" style:family="graphic" style:parent-style-name="standard" style:list-style-name="L1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5" style:family="graphic" style:parent-style-name="standard" style:list-style-name="L1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6" style:family="graphic" style:parent-style-name="objectwithoutfill">
      <style:graphic-properties draw:marker-end="Arrow" draw:fill="none" draw:textarea-vertical-align="middle"/>
    </style:style>
    <style:style style:name="gr17" style:family="graphic" style:parent-style-name="standard">
      <style:graphic-properties draw:stroke="dash" draw:stroke-dash="Fine_20_Dashed_20__28_var_29_" svg:stroke-width="0.076cm" svg:stroke-color="#808080" draw:marker-start-width="0.305cm" draw:marker-end-width="0.305cm" draw:textarea-horizontal-align="justify" draw:textarea-vertical-align="middle" draw:auto-grow-height="false" fo:padding-top="0.163cm" fo:padding-bottom="0.163cm" fo:padding-left="0.288cm" fo:padding-right="0.288cm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marker-start="Arrow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none" draw:fill="none" fo:min-height="0.512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2.542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text-indent="0cm" style:line-break="strict"/>
    </style:style>
    <style:style style:name="P4" style:family="paragraph">
      <style:paragraph-properties fo:margin-left="0cm" fo:margin-right="0cm" fo:text-align="center" fo:text-indent="0cm" style:line-break="strict"/>
    </style:style>
    <style:style style:name="P5" style:family="paragraph">
      <style:paragraph-properties fo:margin-left="0cm" fo:margin-right="0cm" fo:text-align="center" fo:text-indent="0cm" style:line-break="strict" style:writing-mode="lr-tb" style:font-independent-line-spacing="true"/>
      <style:text-properties fo:font-size="18pt"/>
    </style:style>
    <style:style style:name="P6" style:family="paragraph">
      <style:paragraph-properties fo:margin-left="0cm" fo:margin-right="0cm" fo:text-align="center" fo:text-indent="0cm" style:line-break="strict" style:writing-mode="lr-tb" style:font-independent-line-spacing="true"/>
      <style:text-properties fo:font-size="13pt" style:font-size-asian="13pt" style:font-size-complex="13pt"/>
    </style:style>
    <style:style style:name="P7" style:family="paragraph">
      <style:paragraph-properties fo:margin-left="0cm" fo:margin-right="0cm" fo:text-align="center" fo:text-indent="0cm" style:line-break="strict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family="Arial" style:font-family-generic="roman" style:font-pitch="variable" fo:font-size="13pt" style:font-family-asian="Arial" style:font-family-generic-asian="roman" style:font-pitch-asian="variable" style:font-size-asian="13pt" style:font-family-complex="Arial" style:font-family-generic-complex="roman" style:font-pitch-complex="variable" style:font-size-complex="13pt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8pt" fo:language="en" fo:country="US" fo:font-weight="bold" style:font-weight-asian="bold" style:font-weight-complex="bold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3pt" fo:language="en" fo:country="US" style:font-size-asian="13pt" style:font-size-complex="13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8.128cm" svg:y1="17.906cm" svg:x2="10.667cm" svg:y2="17.91cm">
          <text:p/>
        </draw:line>
        <draw:custom-shape draw:style-name="gr2" draw:text-style-name="P2" draw:layer="layout" svg:width="2.195cm" svg:height="0.723cm" svg:x="23.568cm" svg:y="18.173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195cm" svg:height="0.724cm" svg:x="10.614cm" svg:y="17.526cm">
          <text:list text:style-name="L1">
            <text:list-header>
              <text:p text:style-name="P3"><text:span text:style-name="T1">data fl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3.463cm" svg:height="0.956cm" svg:x="4.648cm" svg:y="1.016cm">
          <text:list text:style-name="L1">
            <text:list-header>
              <text:p text:style-name="P3"><text:span text:style-name="T2">Data Flow for Two Owl Monitoring Syste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2.539cm" svg:height="1.972cm" svg:x="3.2cm" svg:y="3.048cm">
          <text:list text:style-name="L1">
            <text:list-header>
              <text:p text:style-name="P4"><text:span text:style-name="T3">Name</text:span></text:p>
            </text:list-header>
            <text:list-item>
              <text:p text:style-name="P4"><text:span text:style-name="T3">Server</text:span></text:p>
            </text:list-item>
            <text:list-item>
              <text:p text:style-name="P4"><text:span text:style-name="T3">1</text:span></text:p>
            </text:list-item>
          </text:list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" draw:text-style-name="P1" draw:layer="layout" svg:x1="4.064cm" svg:y1="5.029cm" svg:x2="2.032cm" svg:y2="7.939cm">
          <text:p/>
        </draw:line>
        <draw:custom-shape draw:style-name="gr7" draw:text-style-name="P6" draw:layer="layout" svg:width="2.539cm" svg:height="1.972cm" svg:x="5.791cm" svg:y="12.802cm">
          <text:list text:style-name="L1">
            <text:list-item>
              <text:p text:style-name="P4"><text:span text:style-name="T4">Owl</text:span></text:p>
              <text:p text:style-name="P4"><text:span text:style-name="T4">Manager</text:span></text:p>
            </text:list-item>
            <text:list-item>
              <text:p text:style-name="P4"><text:span text:style-name="T4">1</text:span></text:p>
            </text:list-item>
          </text:list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6" draw:layer="layout" svg:width="2.539cm" svg:height="1.972cm" svg:x="14.326cm" svg:y="12.802cm">
          <text:list text:style-name="L1">
            <text:list-item>
              <text:p text:style-name="P4"><text:span text:style-name="T4">Owl</text:span></text:p>
              <text:p text:style-name="P4"><text:span text:style-name="T4">Manager</text:span></text:p>
            </text:list-item>
            <text:list-item>
              <text:p text:style-name="P4"><text:span text:style-name="T4">2</text:span></text:p>
            </text:list-item>
          </text:list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6" draw:layer="layout" svg:width="2.539cm" svg:height="1.972cm" svg:x="5.843cm" svg:y="7.934cm">
          <text:list text:style-name="L1">
            <text:list-item>
              <text:p text:style-name="P4"><text:span text:style-name="T4">Owl</text:span></text:p>
            </text:list-item>
            <text:list-item>
              <text:p text:style-name="P4"><text:span text:style-name="T4">Sensor</text:span></text:p>
            </text:list-item>
            <text:list-item>
              <text:p text:style-name="P4"><text:span text:style-name="T4">2</text:span></text:p>
            </text:list-item>
          </text:list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6" draw:layer="layout" svg:width="2.539cm" svg:height="1.972cm" svg:x="10.109cm" svg:y="7.925cm">
          <text:list text:style-name="L1">
            <text:list-item>
              <text:p text:style-name="P4"><text:span text:style-name="T4">Owl</text:span></text:p>
            </text:list-item>
            <text:list-item>
              <text:p text:style-name="P4"><text:span text:style-name="T4">Sensor</text:span></text:p>
            </text:list-item>
            <text:list-item>
              <text:p text:style-name="P4"><text:span text:style-name="T4">3</text:span></text:p>
            </text:list-item>
          </text:list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6" draw:layer="layout" svg:width="2.539cm" svg:height="1.972cm" svg:x="0.762cm" svg:y="7.939cm">
          <text:list text:style-name="L1">
            <text:list-item>
              <text:p text:style-name="P4"><text:span text:style-name="T4">Owl</text:span></text:p>
            </text:list-item>
            <text:list-item>
              <text:p text:style-name="P4"><text:span text:style-name="T4">Sensor</text:span></text:p>
            </text:list-item>
            <text:list-item>
              <text:p text:style-name="P4"><text:span text:style-name="T4">1</text:span></text:p>
            </text:list-item>
          </text:list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6" draw:layer="layout" svg:width="2.539cm" svg:height="1.972cm" svg:x="14.326cm" svg:y="7.925cm">
          <text:list text:style-name="L1">
            <text:list-item>
              <text:p text:style-name="P4"><text:span text:style-name="T4">Owl</text:span></text:p>
            </text:list-item>
            <text:list-item>
              <text:p text:style-name="P4"><text:span text:style-name="T4">Sensor</text:span></text:p>
            </text:list-item>
            <text:list-item>
              <text:p text:style-name="P4"><text:span text:style-name="T4">4</text:span></text:p>
            </text:list-item>
          </text:list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6" draw:layer="layout" svg:width="2.539cm" svg:height="1.972cm" svg:x="19.329cm" svg:y="7.95cm">
          <text:list text:style-name="L1">
            <text:list-item>
              <text:p text:style-name="P4"><text:span text:style-name="T4">Owl</text:span></text:p>
            </text:list-item>
            <text:list-item>
              <text:p text:style-name="P4"><text:span text:style-name="T4">Sensor</text:span></text:p>
            </text:list-item>
            <text:list-item>
              <text:p text:style-name="P4"><text:span text:style-name="T4">5</text:span></text:p>
            </text:list-item>
          </text:list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5" draw:layer="layout" svg:width="2.539cm" svg:height="1.972cm" svg:x="10.109cm" svg:y="3.048cm">
          <text:list text:style-name="L1">
            <text:list-header>
              <text:p text:style-name="P7"><text:span text:style-name="T3">Name</text:span></text:p>
            </text:list-header>
            <text:list-item>
              <text:p text:style-name="P7"><text:span text:style-name="T3">Server</text:span></text:p>
            </text:list-item>
            <text:list-item>
              <text:p text:style-name="P7"><text:span text:style-name="T3">2</text:span></text:p>
            </text:list-item>
          </text:list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5" draw:text-style-name="P5" draw:layer="layout" svg:width="2.539cm" svg:height="1.972cm" svg:x="16.916cm" svg:y="3.048cm">
          <text:list text:style-name="L1">
            <text:list-header>
              <text:p text:style-name="P4"><text:span text:style-name="T3">Name</text:span></text:p>
            </text:list-header>
            <text:list-item>
              <text:p text:style-name="P4"><text:span text:style-name="T3">Server</text:span></text:p>
            </text:list-item>
            <text:list-item>
              <text:p text:style-name="P4"><text:span text:style-name="T3">3</text:span></text:p>
            </text:list-item>
          </text:list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6" draw:layer="layout" svg:x1="15.621cm" svg:y1="9.906cm" svg:x2="15.621cm" svg:y2="12.809cm">
          <text:p/>
        </draw:line>
        <draw:line draw:style-name="gr16" draw:layer="layout" svg:x1="15.24cm" svg:y1="9.897cm" svg:x2="8.128cm" svg:y2="13.462cm">
          <text:p/>
        </draw:line>
        <draw:line draw:style-name="gr16" draw:layer="layout" svg:x1="20.574cm" svg:y1="9.906cm" svg:x2="16.51cm" svg:y2="13.208cm">
          <text:p/>
        </draw:line>
        <draw:line draw:style-name="gr16" draw:layer="layout" svg:x1="11.684cm" svg:y1="9.897cm" svg:x2="14.732cm" svg:y2="13.208cm">
          <text:p/>
        </draw:line>
        <draw:line draw:style-name="gr16" draw:layer="layout" svg:x1="11.176cm" svg:y1="9.897cm" svg:x2="7.874cm" svg:y2="12.954cm">
          <text:p/>
        </draw:line>
        <draw:line draw:style-name="gr16" draw:layer="layout" svg:x1="1.981cm" svg:y1="9.906cm" svg:x2="6.096cm" svg:y2="13.208cm">
          <text:p/>
        </draw:line>
        <draw:line draw:style-name="gr16" draw:layer="layout" svg:x1="7.112cm" svg:y1="9.906cm" svg:x2="7.112cm" svg:y2="12.809cm">
          <text:p/>
        </draw:line>
        <draw:line draw:style-name="gr6" draw:text-style-name="P1" draw:layer="layout" svg:x1="17.729cm" svg:y1="5.004cm" svg:x2="8.077cm" svg:y2="8.366cm">
          <text:p/>
        </draw:line>
        <draw:line draw:style-name="gr6" draw:text-style-name="P1" draw:layer="layout" svg:x1="18.288cm" svg:y1="5.029cm" svg:x2="11.938cm" svg:y2="7.925cm">
          <text:p/>
        </draw:line>
        <draw:line draw:style-name="gr6" draw:text-style-name="P1" draw:layer="layout" svg:x1="18.542cm" svg:y1="5.029cm" svg:x2="15.748cm" svg:y2="7.925cm">
          <text:p/>
        </draw:line>
        <draw:line draw:style-name="gr6" draw:text-style-name="P1" draw:layer="layout" svg:x1="18.796cm" svg:y1="5.02cm" svg:x2="20.828cm" svg:y2="7.874cm">
          <text:p/>
        </draw:line>
        <draw:line draw:style-name="gr6" draw:text-style-name="P1" draw:layer="layout" svg:x1="11.504cm" svg:y1="5.027cm" svg:x2="11.504cm" svg:y2="7.927cm">
          <text:p/>
        </draw:line>
        <draw:line draw:style-name="gr6" draw:text-style-name="P1" draw:layer="layout" svg:x1="4.572cm" svg:y1="5.02cm" svg:x2="6.964cm" svg:y2="7.934cm">
          <text:p/>
        </draw:line>
        <draw:line draw:style-name="gr6" draw:text-style-name="P1" draw:layer="layout" svg:x1="10.871cm" svg:y1="5.029cm" svg:x2="2.997cm" svg:y2="8.391cm">
          <text:p/>
        </draw:line>
        <draw:line draw:style-name="gr6" draw:text-style-name="P1" draw:layer="layout" svg:x1="11.197cm" svg:y1="5.055cm" svg:x2="7.239cm" svg:y2="7.96cm">
          <text:p/>
        </draw:line>
        <draw:custom-shape draw:style-name="gr17" draw:text-style-name="P8" draw:layer="layout" svg:width="8.636cm" svg:height="8.636cm" svg:x="0.508cm" svg:y="7.11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8.636cm" svg:height="8.636cm" svg:x="13.716cm" svg:y="7.11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794cm" svg:height="0.762cm" svg:x="1.524cm" svg:y="17.5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719cm" svg:height="0.724cm" svg:x="4.409cm" svg:y="17.31cm">
          <text:list text:style-name="L1">
            <text:list-item>
              <text:p text:style-name="P3"><text:span text:style-name="T1">administrative</text:span></text:p>
            </text:list-item>
            <text:list-item>
              <text:p text:style-name="P3"><text:span text:style-name="T1">domai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8" draw:layer="layout" svg:width="3.302cm" svg:height="8.636cm" svg:x="9.728cm" svg:y="7.112cm">
          <text:p/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13.208cm" svg:y1="17.906cm" svg:x2="15.747cm" svg:y2="17.91cm">
          <text:p/>
        </draw:line>
        <draw:custom-shape draw:style-name="gr20" draw:text-style-name="P2" draw:layer="layout" svg:width="5.388cm" svg:height="0.724cm" svg:x="15.694cm" svg:y="17.526cm">
          <text:list text:style-name="L1">
            <text:list-item>
              <text:p text:style-name="P3"><text:span text:style-name="T1">DNS query and respons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1" draw:text-style-name="P9" draw:layer="layout" svg:width="2.794cm" svg:height="0.762cm" svg:x="3.099cm" svg:y="16.002cm">
          <draw:text-box>
            <text:list text:style-name="L1">
              <text:list-header>
                <text:p text:style-name="P9">domain 1</text:p>
              </text:list-header>
            </text:list>
          </draw:text-box>
        </draw:frame>
        <draw:frame draw:style-name="gr21" draw:text-style-name="P9" draw:layer="layout" svg:width="2.794cm" svg:height="0.762cm" svg:x="9.957cm" svg:y="16.002cm">
          <draw:text-box>
            <text:list text:style-name="L1">
              <text:list-header>
                <text:p text:style-name="P9">domain 2</text:p>
              </text:list-header>
            </text:list>
          </draw:text-box>
        </draw:frame>
        <draw:frame draw:style-name="gr21" draw:text-style-name="P9" draw:layer="layout" svg:width="2.794cm" svg:height="0.762cm" svg:x="16.764cm" svg:y="16.002cm">
          <draw:text-box>
            <text:list text:style-name="L1">
              <text:list-header>
                <text:p text:style-name="P9">domain 3</text:p>
              </text:list-header>
            </text:list>
          </draw:text-box>
        </draw:frame>
        <presentation:notes draw:style-name="dp2">
          <draw:page-thumbnail draw:style-name="gr22" draw:layer="layout" svg:width="13.97cm" svg:height="10.478cm" svg:x="3.81cm" svg:y="2.121cm" draw:page-number="1" presentation:class="page"/>
          <draw:frame presentation:style-name="pr1" draw:layer="layout" svg:width="17.242cm" svg:height="12.542cm" svg:x="2.161cm" svg:y="13.2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1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58cm" svg:height="3.477cm" svg:x="1.397cm" svg:y="0.837cm" presentation:class="title" presentation:placeholder="true">
        <draw:text-box/>
      </draw:frame>
      <draw:frame presentation:style-name="Default-outline1" draw:layer="backgroundobjects" svg:width="25.158cm" svg:height="12.183cm" svg:x="1.397cm" svg:y="4.912cm" presentation:class="outline" presentation:placeholder="true">
        <draw:text-box/>
      </draw:frame>
      <draw:frame presentation:style-name="Mpr1" draw:layer="backgroundobjects" svg:width="6.489cm" svg:height="1.417cm" svg:x="1.396cm" svg:y="19.134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43cm" svg:height="1.417cm" svg:x="9.574cm" svg:y="19.134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9cm" svg:height="1.417cm" svg:x="20.07cm" svg:y="19.13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39cm" svg:height="10.448cm" svg:x="3.809cm" svg:y="2.12cm" presentation:class="page"/>
        <draw:frame presentation:style-name="Default-notes" draw:layer="backgroundobjects" svg:width="17.242cm" svg:height="12.542cm" svg:x="2.161cm" svg:y="13.268cm" presentation:class="notes" presentation:placeholder="true">
          <draw:text-box/>
        </draw:frame>
        <draw:frame draw:style-name="Mgr5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yne Morrison</meta:initial-creator>
    <meta:creation-date>2010-03-28T06:56:28</meta:creation-date>
    <meta:editing-cycles>8</meta:editing-cycles>
    <meta:editing-duration>P23DT23H18M45S</meta:editing-duration>
    <dc:date>2012-11-20T19:04:11</dc:date>
    <meta:generator>LibreOffice/3.5$MacOSX_x86 LibreOffice_project/e0fbe70-dcba98b-297ab39-994e618-0f858f0</meta:generator>
    <meta:document-statistic meta:object-count="70"/>
  </office:meta>
</office:document-meta>
</file>